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39530" table:style-name="ce17">
            <text:p>739.530</text:p>
          </table:table-cell>
          <table:table-cell office:value-type="float" office:value="73300" table:style-name="ce18">
            <text:p>73.300</text:p>
          </table:table-cell>
          <table:table-cell office:value-type="float" office:value="208600" table:style-name="ce18">
            <text:p>208.600</text:p>
          </table:table-cell>
          <table:table-cell office:value-type="float" office:value="1021430" table:style-name="ce19">
            <text:p>1.021.430</text:p>
          </table:table-cell>
          <table:table-cell office:value-type="float" office:value="834477" table:style-name="ce19">
            <text:p>834.477</text:p>
          </table:table-cell>
          <table:table-cell office:value-type="percentage" office:value="0.8169693468960183" table:style-name="ce20">
            <text:p>81,7%</text:p>
          </table:table-cell>
          <table:table-cell office:value-type="float" office:value="238150" table:style-name="ce17">
            <text:p>238.150</text:p>
          </table:table-cell>
          <table:table-cell office:value-type="date" office:date-value="2021-03-03T00:00:00" table:style-name="ce21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30185" table:style-name="ce22">
            <text:p>130.185</text:p>
          </table:table-cell>
          <table:table-cell office:value-type="float" office:value="12600" table:style-name="ce23">
            <text:p>12.600</text:p>
          </table:table-cell>
          <table:table-cell office:value-type="float" office:value="32700" table:style-name="ce23">
            <text:p>32.700</text:p>
          </table:table-cell>
          <table:table-cell office:value-type="float" office:value="175485" table:style-name="ce24">
            <text:p>175.485</text:p>
          </table:table-cell>
          <table:table-cell office:value-type="float" office:value="141997" table:style-name="ce24">
            <text:p>141.997</text:p>
          </table:table-cell>
          <table:table-cell office:value-type="percentage" office:value="0.8091688748326068" table:style-name="ce25">
            <text:p>80,9%</text:p>
          </table:table-cell>
          <table:table-cell office:value-type="float" office:value="47837" table:style-name="ce22">
            <text:p>47.837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8435" table:style-name="ce22">
            <text:p>128.435</text:p>
          </table:table-cell>
          <table:table-cell office:value-type="float" office:value="12700" table:style-name="ce23">
            <text:p>12.700</text:p>
          </table:table-cell>
          <table:table-cell office:value-type="float" office:value="25200" table:style-name="ce23">
            <text:p>25.200</text:p>
          </table:table-cell>
          <table:table-cell office:value-type="float" office:value="166335" table:style-name="ce24">
            <text:p>166.335</text:p>
          </table:table-cell>
          <table:table-cell office:value-type="float" office:value="124940" table:style-name="ce24">
            <text:p>124.940</text:p>
          </table:table-cell>
          <table:table-cell office:value-type="percentage" office:value="0.75113475816875586" table:style-name="ce25">
            <text:p>75,1%</text:p>
          </table:table-cell>
          <table:table-cell office:value-type="float" office:value="42300" table:style-name="ce22">
            <text:p>42.300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65880" table:style-name="ce22">
            <text:p>65.880</text:p>
          </table:table-cell>
          <table:table-cell office:value-type="float" office:value="6500" table:style-name="ce23">
            <text:p>6.500</text:p>
          </table:table-cell>
          <table:table-cell office:value-type="float" office:value="28800" table:style-name="ce23">
            <text:p>28.800</text:p>
          </table:table-cell>
          <table:table-cell office:value-type="float" office:value="101180" table:style-name="ce24">
            <text:p>101.180</text:p>
          </table:table-cell>
          <table:table-cell office:value-type="float" office:value="73188" table:style-name="ce24">
            <text:p>73.188</text:p>
          </table:table-cell>
          <table:table-cell office:value-type="percentage" office:value="0.72334453449298275" table:style-name="ce25">
            <text:p>72,3%</text:p>
          </table:table-cell>
          <table:table-cell office:value-type="float" office:value="23287" table:style-name="ce22">
            <text:p>23.287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48560" table:style-name="ce22">
            <text:p>148.560</text:p>
          </table:table-cell>
          <table:table-cell office:value-type="float" office:value="14300" table:style-name="ce23">
            <text:p>14.300</text:p>
          </table:table-cell>
          <table:table-cell office:value-type="float" office:value="53700" table:style-name="ce23">
            <text:p>53.700</text:p>
          </table:table-cell>
          <table:table-cell office:value-type="float" office:value="216560" table:style-name="ce24">
            <text:p>216.560</text:p>
          </table:table-cell>
          <table:table-cell office:value-type="float" office:value="162363" table:style-name="ce24">
            <text:p>162.363</text:p>
          </table:table-cell>
          <table:table-cell office:value-type="percentage" office:value="0.74973679349833766" table:style-name="ce25">
            <text:p>75,0%</text:p>
          </table:table-cell>
          <table:table-cell office:value-type="float" office:value="54121" table:style-name="ce22">
            <text:p>54.121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62745" table:style-name="ce22">
            <text:p>62.745</text:p>
          </table:table-cell>
          <table:table-cell office:value-type="float" office:value="5900" table:style-name="ce23">
            <text:p>5.900</text:p>
          </table:table-cell>
          <table:table-cell office:value-type="float" office:value="14300" table:style-name="ce23">
            <text:p>14.300</text:p>
          </table:table-cell>
          <table:table-cell office:value-type="float" office:value="82945" table:style-name="ce24">
            <text:p>82.945</text:p>
          </table:table-cell>
          <table:table-cell office:value-type="float" office:value="64535" table:style-name="ce24">
            <text:p>64.535</text:p>
          </table:table-cell>
          <table:table-cell office:value-type="percentage" office:value="0.77804569292904935" table:style-name="ce25">
            <text:p>77,8%</text:p>
          </table:table-cell>
          <table:table-cell office:value-type="float" office:value="20620" table:style-name="ce22">
            <text:p>20.620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85195" table:style-name="ce22">
            <text:p>285.195</text:p>
          </table:table-cell>
          <table:table-cell office:value-type="float" office:value="27300" table:style-name="ce23">
            <text:p>27.300</text:p>
          </table:table-cell>
          <table:table-cell office:value-type="float" office:value="59000" table:style-name="ce23">
            <text:p>59.000</text:p>
          </table:table-cell>
          <table:table-cell office:value-type="float" office:value="371495" table:style-name="ce24">
            <text:p>371.495</text:p>
          </table:table-cell>
          <table:table-cell office:value-type="float" office:value="281825" table:style-name="ce24">
            <text:p>281.825</text:p>
          </table:table-cell>
          <table:table-cell office:value-type="percentage" office:value="0.75862393841101494" table:style-name="ce25">
            <text:p>75,9%</text:p>
          </table:table-cell>
          <table:table-cell office:value-type="float" office:value="94983" table:style-name="ce22">
            <text:p>94.983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190575" table:style-name="ce22">
            <text:p>190.575</text:p>
          </table:table-cell>
          <table:table-cell office:value-type="float" office:value="18600" table:style-name="ce23">
            <text:p>18.600</text:p>
          </table:table-cell>
          <table:table-cell office:value-type="float" office:value="50400" table:style-name="ce23">
            <text:p>50.400</text:p>
          </table:table-cell>
          <table:table-cell office:value-type="float" office:value="259575" table:style-name="ce24">
            <text:p>259.575</text:p>
          </table:table-cell>
          <table:table-cell office:value-type="float" office:value="176604" table:style-name="ce24">
            <text:p>176.604</text:p>
          </table:table-cell>
          <table:table-cell office:value-type="percentage" office:value="0.68035827795434844" table:style-name="ce25">
            <text:p>68,0%</text:p>
          </table:table-cell>
          <table:table-cell office:value-type="float" office:value="71181" table:style-name="ce22">
            <text:p>71.181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651140" table:style-name="ce22">
            <text:p>651.140</text:p>
          </table:table-cell>
          <table:table-cell office:value-type="float" office:value="63400" table:style-name="ce23">
            <text:p>63.400</text:p>
          </table:table-cell>
          <table:table-cell office:value-type="float" office:value="191900" table:style-name="ce23">
            <text:p>191.900</text:p>
          </table:table-cell>
          <table:table-cell office:value-type="float" office:value="906440" table:style-name="ce24">
            <text:p>906.440</text:p>
          </table:table-cell>
          <table:table-cell office:value-type="float" office:value="676590" table:style-name="ce24">
            <text:p>676.590</text:p>
          </table:table-cell>
          <table:table-cell office:value-type="percentage" office:value="0.74642557698248091" table:style-name="ce25">
            <text:p>74,6%</text:p>
          </table:table-cell>
          <table:table-cell office:value-type="float" office:value="189899" table:style-name="ce22">
            <text:p>189.899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340660" table:style-name="ce22">
            <text:p>340.660</text:p>
          </table:table-cell>
          <table:table-cell office:value-type="float" office:value="31700" table:style-name="ce23">
            <text:p>31.700</text:p>
          </table:table-cell>
          <table:table-cell office:value-type="float" office:value="124700" table:style-name="ce23">
            <text:p>124.700</text:p>
          </table:table-cell>
          <table:table-cell office:value-type="float" office:value="497060" table:style-name="ce24">
            <text:p>497.060</text:p>
          </table:table-cell>
          <table:table-cell office:value-type="float" office:value="370712" table:style-name="ce24">
            <text:p>370.712</text:p>
          </table:table-cell>
          <table:table-cell office:value-type="percentage" office:value="0.7458093590311029" table:style-name="ce25">
            <text:p>74,6%</text:p>
          </table:table-cell>
          <table:table-cell office:value-type="float" office:value="109409" table:style-name="ce22">
            <text:p>109.409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15325" table:style-name="ce22">
            <text:p>115.325</text:p>
          </table:table-cell>
          <table:table-cell office:value-type="float" office:value="10900" table:style-name="ce23">
            <text:p>10.900</text:p>
          </table:table-cell>
          <table:table-cell office:value-type="float" office:value="26200" table:style-name="ce23">
            <text:p>26.200</text:p>
          </table:table-cell>
          <table:table-cell office:value-type="float" office:value="152425" table:style-name="ce24">
            <text:p>152.425</text:p>
          </table:table-cell>
          <table:table-cell office:value-type="float" office:value="121286" table:style-name="ce24">
            <text:p>121.286</text:p>
          </table:table-cell>
          <table:table-cell office:value-type="percentage" office:value="0.79570936526160407" table:style-name="ce25">
            <text:p>79,6%</text:p>
          </table:table-cell>
          <table:table-cell office:value-type="float" office:value="41663" table:style-name="ce22">
            <text:p>41.663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22415" table:style-name="ce22">
            <text:p>222.415</text:p>
          </table:table-cell>
          <table:table-cell office:value-type="float" office:value="19900" table:style-name="ce23">
            <text:p>19.900</text:p>
          </table:table-cell>
          <table:table-cell office:value-type="float" office:value="66700" table:style-name="ce23">
            <text:p>66.700</text:p>
          </table:table-cell>
          <table:table-cell office:value-type="float" office:value="309015" table:style-name="ce24">
            <text:p>309.015</text:p>
          </table:table-cell>
          <table:table-cell office:value-type="float" office:value="244212" table:style-name="ce24">
            <text:p>244.212</text:p>
          </table:table-cell>
          <table:table-cell office:value-type="percentage" office:value="0.79029173341099945" table:style-name="ce25">
            <text:p>79,0%</text:p>
          </table:table-cell>
          <table:table-cell office:value-type="float" office:value="62083" table:style-name="ce22">
            <text:p>62.083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1655" table:style-name="ce22">
            <text:p>31.655</text:p>
          </table:table-cell>
          <table:table-cell office:value-type="float" office:value="2700" table:style-name="ce23">
            <text:p>2.700</text:p>
          </table:table-cell>
          <table:table-cell office:value-type="float" office:value="7800" table:style-name="ce23">
            <text:p>7.800</text:p>
          </table:table-cell>
          <table:table-cell office:value-type="float" office:value="42155" table:style-name="ce24">
            <text:p>42.155</text:p>
          </table:table-cell>
          <table:table-cell office:value-type="float" office:value="30675" table:style-name="ce24">
            <text:p>30.675</text:p>
          </table:table-cell>
          <table:table-cell office:value-type="percentage" office:value="0.72767168781876412" table:style-name="ce25">
            <text:p>72,8%</text:p>
          </table:table-cell>
          <table:table-cell office:value-type="float" office:value="9743" table:style-name="ce22">
            <text:p>9.743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29935" table:style-name="ce22">
            <text:p>529.935</text:p>
          </table:table-cell>
          <table:table-cell office:value-type="float" office:value="51300" table:style-name="ce23">
            <text:p>51.300</text:p>
          </table:table-cell>
          <table:table-cell office:value-type="float" office:value="167200" table:style-name="ce23">
            <text:p>167.200</text:p>
          </table:table-cell>
          <table:table-cell office:value-type="float" office:value="748435" table:style-name="ce24">
            <text:p>748.435</text:p>
          </table:table-cell>
          <table:table-cell office:value-type="float" office:value="572673" table:style-name="ce24">
            <text:p>572.673</text:p>
          </table:table-cell>
          <table:table-cell office:value-type="percentage" office:value="0.76516063519210087" table:style-name="ce25">
            <text:p>76,5%</text:p>
          </table:table-cell>
          <table:table-cell office:value-type="float" office:value="176865" table:style-name="ce22">
            <text:p>176.865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34105" table:style-name="ce22">
            <text:p>134.105</text:p>
          </table:table-cell>
          <table:table-cell office:value-type="float" office:value="13400" table:style-name="ce23">
            <text:p>13.400</text:p>
          </table:table-cell>
          <table:table-cell office:value-type="float" office:value="37200" table:style-name="ce23">
            <text:p>37.200</text:p>
          </table:table-cell>
          <table:table-cell office:value-type="float" office:value="184705" table:style-name="ce24">
            <text:p>184.705</text:p>
          </table:table-cell>
          <table:table-cell office:value-type="float" office:value="130138" table:style-name="ce24">
            <text:p>130.138</text:p>
          </table:table-cell>
          <table:table-cell office:value-type="percentage" office:value="0.7045721555994694" table:style-name="ce25">
            <text:p>70,5%</text:p>
          </table:table-cell>
          <table:table-cell office:value-type="float" office:value="51118" table:style-name="ce22">
            <text:p>51.118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62745" table:style-name="ce22">
            <text:p>62.745</text:p>
          </table:table-cell>
          <table:table-cell office:value-type="float" office:value="5900" table:style-name="ce23">
            <text:p>5.900</text:p>
          </table:table-cell>
          <table:table-cell office:value-type="float" office:value="16200" table:style-name="ce23">
            <text:p>16.200</text:p>
          </table:table-cell>
          <table:table-cell office:value-type="float" office:value="84845" table:style-name="ce24">
            <text:p>84.845</text:p>
          </table:table-cell>
          <table:table-cell office:value-type="float" office:value="66248" table:style-name="ce24">
            <text:p>66.248</text:p>
          </table:table-cell>
          <table:table-cell office:value-type="percentage" office:value="0.78081206906712242" table:style-name="ce25">
            <text:p>78,1%</text:p>
          </table:table-cell>
          <table:table-cell office:value-type="float" office:value="22894" table:style-name="ce22">
            <text:p>22.894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77660" table:style-name="ce22">
            <text:p>177.660</text:p>
          </table:table-cell>
          <table:table-cell office:value-type="float" office:value="16000" table:style-name="ce23">
            <text:p>16.000</text:p>
          </table:table-cell>
          <table:table-cell office:value-type="float" office:value="54800" table:style-name="ce23">
            <text:p>54.800</text:p>
          </table:table-cell>
          <table:table-cell office:value-type="float" office:value="248460" table:style-name="ce24">
            <text:p>248.460</text:p>
          </table:table-cell>
          <table:table-cell office:value-type="float" office:value="144966" table:style-name="ce24">
            <text:p>144.966</text:p>
          </table:table-cell>
          <table:table-cell office:value-type="percentage" office:value="0.58345810190775171" table:style-name="ce25">
            <text:p>58,3%</text:p>
          </table:table-cell>
          <table:table-cell office:value-type="float" office:value="50194" table:style-name="ce22">
            <text:p>50.194</text:p>
          </table:table-cell>
          <table:table-cell office:value-type="date" office:date-value="2021-03-03T00:00:00" table:style-name="ce26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600" table:style-name="ce23">
            <text:p>600</text:p>
          </table:table-cell>
          <table:table-cell office:value-type="float" office:value="2200" table:style-name="ce23">
            <text:p>2.200</text:p>
          </table:table-cell>
          <table:table-cell office:value-type="float" office:value="8290" table:style-name="ce24">
            <text:p>8.290</text:p>
          </table:table-cell>
          <table:table-cell office:value-type="float" office:value="6435" table:style-name="ce24">
            <text:p>6.435</text:p>
          </table:table-cell>
          <table:table-cell office:value-type="percentage" office:value="0.77623642943305182" table:style-name="ce25">
            <text:p>77,6%</text:p>
          </table:table-cell>
          <table:table-cell office:value-type="float" office:value="1290" table:style-name="ce22">
            <text:p>1.290</text:p>
          </table:table-cell>
          <table:table-cell office:value-type="date" office:date-value="2021-03-01T00:00:00" table:style-name="ce26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600" table:style-name="ce23">
            <text:p>600</text:p>
          </table:table-cell>
          <table:table-cell office:value-type="float" office:value="2200" table:style-name="ce23">
            <text:p>2.200</text:p>
          </table:table-cell>
          <table:table-cell office:value-type="float" office:value="7120" table:style-name="ce24">
            <text:p>7.120</text:p>
          </table:table-cell>
          <table:table-cell office:value-type="float" office:value="5228" table:style-name="ce24">
            <text:p>5.228</text:p>
          </table:table-cell>
          <table:table-cell office:value-type="percentage" office:value="0.73426966292134832" table:style-name="ce25">
            <text:p>73,4%</text:p>
          </table:table-cell>
          <table:table-cell office:value-type="float" office:value="1276" table:style-name="ce22">
            <text:p>1.276</text:p>
          </table:table-cell>
          <table:table-cell office:value-type="date" office:date-value="2021-03-03T00:00:00" table:style-name="ce27">
            <text:p>03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4026555" table:style-name="ce28">
            <text:p>4.026.555</text:p>
          </table:table-cell>
          <table:table-cell office:value-type="float" office:value="387600" table:style-name="ce29">
            <text:p>387.600</text:p>
          </table:table-cell>
          <table:table-cell office:value-type="float" office:value="1169800" table:style-name="ce30">
            <text:p>1.169.800</text:p>
          </table:table-cell>
          <table:table-cell office:value-type="float" office:value="5583955" table:style-name="ce31">
            <text:p>5.583.955</text:p>
          </table:table-cell>
          <table:table-cell office:value-type="float" office:value="4229092" table:style-name="ce31">
            <text:p>4.229.092</text:p>
          </table:table-cell>
          <table:table-cell office:value-type="percentage" office:value="0.75736498592843249" table:style-name="ce32">
            <text:p>75,7%</text:p>
          </table:table-cell>
          <table:table-cell office:value-type="float" office:value="1308913" table:style-name="ce31">
            <text:p>1.308.913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5450" table:style-name="ce7">
            <text:p>35.450</text:p>
          </table:table-cell>
          <table:table-cell office:value-type="float" office:value="33285" table:style-name="ce7">
            <text:p>33.285</text:p>
          </table:table-cell>
          <table:table-cell office:value-type="percentage" office:value="0.85112002112794416" table:style-name="ce8">
            <text:p>85,1%</text:p>
          </table:table-cell>
          <table:table-cell office:value-type="percentage" office:value="0.79914047681928402" table:style-name="ce8">
            <text:p>79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516" table:style-name="ce10">
            <text:p>17.516</text:p>
          </table:table-cell>
          <table:table-cell office:value-type="float" office:value="16352" table:style-name="ce10">
            <text:p>16.352</text:p>
          </table:table-cell>
          <table:table-cell office:value-type="percentage" office:value="0.98260967126668908" table:style-name="ce11">
            <text:p>98,3%</text:p>
          </table:table-cell>
          <table:table-cell office:value-type="percentage" office:value="0.9173117917648379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378" table:style-name="ce10">
            <text:p>11.378</text:p>
          </table:table-cell>
          <table:table-cell office:value-type="float" office:value="10659" table:style-name="ce10">
            <text:p>10.659</text:p>
          </table:table-cell>
          <table:table-cell office:value-type="percentage" office:value="0.95229327084030801" table:style-name="ce11">
            <text:p>95,2%</text:p>
          </table:table-cell>
          <table:table-cell office:value-type="percentage" office:value="0.89211583528624039" table:style-name="ce11">
            <text:p>89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4976" table:style-name="ce10">
            <text:p>4.976</text:p>
          </table:table-cell>
          <table:table-cell office:value-type="float" office:value="4256" table:style-name="ce10">
            <text:p>4.256</text:p>
          </table:table-cell>
          <table:table-cell office:value-type="percentage" office:value="0.90538573508005826" table:style-name="ce11">
            <text:p>90,5%</text:p>
          </table:table-cell>
          <table:table-cell office:value-type="percentage" office:value="0.77438136826783111" table:style-name="ce11">
            <text:p>77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047" table:style-name="ce9">
            <text:p>10.047</text:p>
          </table:table-cell>
          <table:table-cell office:value-type="float" office:value="10047" table:style-name="ce10">
            <text:p>10.047</text:p>
          </table:table-cell>
          <table:table-cell office:value-type="float" office:value="8460" table:style-name="ce10">
            <text:p>8.460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4204240071663183" table:style-name="ce11">
            <text:p>84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573" table:style-name="ce9">
            <text:p>6.573</text:p>
          </table:table-cell>
          <table:table-cell office:value-type="float" office:value="6571" table:style-name="ce10">
            <text:p>6.571</text:p>
          </table:table-cell>
          <table:table-cell office:value-type="float" office:value="5868" table:style-name="ce10">
            <text:p>5.868</text:p>
          </table:table-cell>
          <table:table-cell office:value-type="percentage" office:value="0.99969572493534153" table:style-name="ce11">
            <text:p>100,0%</text:p>
          </table:table-cell>
          <table:table-cell office:value-type="percentage" office:value="0.89274303970789592" table:style-name="ce11">
            <text:p>89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4709" table:style-name="ce10">
            <text:p>44.709</text:p>
          </table:table-cell>
          <table:table-cell office:value-type="float" office:value="41420" table:style-name="ce10">
            <text:p>41.420</text:p>
          </table:table-cell>
          <table:table-cell office:value-type="percentage" office:value="0.92863225672447813" table:style-name="ce11">
            <text:p>92,9%</text:p>
          </table:table-cell>
          <table:table-cell office:value-type="percentage" office:value="0.86031779000934672" table:style-name="ce11">
            <text:p>86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67237" table:style-name="ce9">
            <text:p>67.237</text:p>
          </table:table-cell>
          <table:table-cell office:value-type="float" office:value="67056" table:style-name="ce10">
            <text:p>67.056</text:p>
          </table:table-cell>
          <table:table-cell office:value-type="float" office:value="55307" table:style-name="ce10">
            <text:p>55.307</text:p>
          </table:table-cell>
          <table:table-cell office:value-type="percentage" office:value="0.99730802980501809" table:style-name="ce11">
            <text:p>99,7%</text:p>
          </table:table-cell>
          <table:table-cell office:value-type="percentage" office:value="0.82256793134732364" table:style-name="ce11">
            <text:p>82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165" table:style-name="ce10">
            <text:p>28.165</text:p>
          </table:table-cell>
          <table:table-cell office:value-type="float" office:value="21717" table:style-name="ce10">
            <text:p>21.717</text:p>
          </table:table-cell>
          <table:table-cell office:value-type="percentage" office:value="0.98479020979020981" table:style-name="ce11">
            <text:p>98,5%</text:p>
          </table:table-cell>
          <table:table-cell office:value-type="percentage" office:value="0.75933566433566435" table:style-name="ce11">
            <text:p>75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235" table:style-name="ce10">
            <text:p>14.235</text:p>
          </table:table-cell>
          <table:table-cell office:value-type="float" office:value="12846" table:style-name="ce10">
            <text:p>12.846</text:p>
          </table:table-cell>
          <table:table-cell office:value-type="percentage" office:value="0.93491396295809803" table:style-name="ce11">
            <text:p>93,5%</text:p>
          </table:table-cell>
          <table:table-cell office:value-type="percentage" office:value="0.84368842768947849" table:style-name="ce11">
            <text:p>84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035" table:style-name="ce9">
            <text:p>22.035</text:p>
          </table:table-cell>
          <table:table-cell office:value-type="float" office:value="21835" table:style-name="ce10">
            <text:p>21.835</text:p>
          </table:table-cell>
          <table:table-cell office:value-type="float" office:value="20297" table:style-name="ce10">
            <text:p>20.297</text:p>
          </table:table-cell>
          <table:table-cell office:value-type="percentage" office:value="0.9909235307465396" table:style-name="ce11">
            <text:p>99,1%</text:p>
          </table:table-cell>
          <table:table-cell office:value-type="percentage" office:value="0.92112548218742907" table:style-name="ce11">
            <text:p>92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65" table:style-name="ce10">
            <text:p>3.265</text:p>
          </table:table-cell>
          <table:table-cell office:value-type="float" office:value="2803" table:style-name="ce10">
            <text:p>2.803</text:p>
          </table:table-cell>
          <table:table-cell office:value-type="percentage" office:value="0.99330696683906294" table:style-name="ce11">
            <text:p>99,3%</text:p>
          </table:table-cell>
          <table:table-cell office:value-type="percentage" office:value="0.85275327045938543" table:style-name="ce11">
            <text:p>85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5666" table:style-name="ce9">
            <text:p>45.666</text:p>
          </table:table-cell>
          <table:table-cell office:value-type="float" office:value="45041" table:style-name="ce10">
            <text:p>45.041</text:p>
          </table:table-cell>
          <table:table-cell office:value-type="float" office:value="40338" table:style-name="ce10">
            <text:p>40.338</text:p>
          </table:table-cell>
          <table:table-cell office:value-type="percentage" office:value="0.98631366881268334" table:style-name="ce11">
            <text:p>98,6%</text:p>
          </table:table-cell>
          <table:table-cell office:value-type="percentage" office:value="0.88332676389436338" table:style-name="ce11">
            <text:p>88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0958" table:style-name="ce10">
            <text:p>10.958</text:p>
          </table:table-cell>
          <table:table-cell office:value-type="float" office:value="9773" table:style-name="ce10">
            <text:p>9.773</text:p>
          </table:table-cell>
          <table:table-cell office:value-type="percentage" office:value="0.9220025241901556" table:style-name="ce11">
            <text:p>92,2%</text:p>
          </table:table-cell>
          <table:table-cell office:value-type="percentage" office:value="0.82229701304164915" table:style-name="ce11">
            <text:p>82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91" table:style-name="ce10">
            <text:p>7.991</text:p>
          </table:table-cell>
          <table:table-cell office:value-type="float" office:value="7581" table:style-name="ce10">
            <text:p>7.581</text:p>
          </table:table-cell>
          <table:table-cell office:value-type="percentage" office:value="0.95780894162771191" table:style-name="ce11">
            <text:p>95,8%</text:p>
          </table:table-cell>
          <table:table-cell office:value-type="percentage" office:value="0.90866594750089891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89" table:style-name="ce10">
            <text:p>189</text:p>
          </table:table-cell>
          <table:table-cell office:value-type="float" office:value="183" table:style-name="ce10">
            <text:p>183</text:p>
          </table:table-cell>
          <table:table-cell office:value-type="percentage" office:value="0.9" table:style-name="ce11">
            <text:p>90,0%</text:p>
          </table:table-cell>
          <table:table-cell office:value-type="percentage" office:value="0.87142857142857144" table:style-name="ce11">
            <text:p>87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298" table:style-name="ce9">
            <text:p>298</text:p>
          </table:table-cell>
          <table:table-cell office:value-type="float" office:value="290" table:style-name="ce10">
            <text:p>290</text:p>
          </table:table-cell>
          <table:table-cell office:value-type="float" office:value="203" table:style-name="ce10">
            <text:p>203</text:p>
          </table:table-cell>
          <table:table-cell office:value-type="percentage" office:value="0.97315436241610742" table:style-name="ce11">
            <text:p>97,3%</text:p>
          </table:table-cell>
          <table:table-cell office:value-type="percentage" office:value="0.68120805369127513" table:style-name="ce11">
            <text:p>68,1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88432" table:style-name="ce12">
            <text:p>388.432</text:p>
          </table:table-cell>
          <table:table-cell office:value-type="float" office:value="373336" table:style-name="ce12">
            <text:p>373.336</text:p>
          </table:table-cell>
          <table:table-cell office:value-type="float" office:value="330461" table:style-name="ce12">
            <text:p>330.461</text:p>
          </table:table-cell>
          <table:table-cell office:value-type="percentage" office:value="0.96113605470198127" table:style-name="ce13">
            <text:p>96,1%</text:p>
          </table:table-cell>
          <table:table-cell office:value-type="percentage" office:value="0.85075637434608886" table:style-name="ce13">
            <text:p>85,1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04T16:52:09Z</dc:date>
  </office:meta>
</office:document-meta>
</file>